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Members" style:family="table">
      <style:table-properties style:width="10.6028in" table:align="left"/>
    </style:style>
    <style:style style:name="Members.A" style:family="table-column">
      <style:table-column-properties style:column-width="1.4063in"/>
    </style:style>
    <style:style style:name="Members.B" style:family="table-column">
      <style:table-column-properties style:column-width="1.3021in"/>
    </style:style>
    <style:style style:name="Members.C" style:family="table-column">
      <style:table-column-properties style:column-width="1.9715in"/>
    </style:style>
    <style:style style:name="Members.D" style:family="table-column">
      <style:table-column-properties style:column-width="0.484in"/>
    </style:style>
    <style:style style:name="Members.E" style:family="table-column">
      <style:table-column-properties style:column-width="0.9444in"/>
    </style:style>
    <style:style style:name="Members.F" style:family="table-column">
      <style:table-column-properties style:column-width="0.7069in"/>
    </style:style>
    <style:style style:name="Members.G" style:family="table-column">
      <style:table-column-properties style:column-width="0.6993in"/>
    </style:style>
    <style:style style:name="Members.H" style:family="table-column">
      <style:table-column-properties style:column-width="1.0417in"/>
    </style:style>
    <style:style style:name="Members.I" style:family="table-column">
      <style:table-column-properties style:column-width="0.6549in"/>
    </style:style>
    <style:style style:name="Members.J" style:family="table-column">
      <style:table-column-properties style:column-width="1.3917in"/>
    </style:style>
    <style:style style:name="Members.A1" style:family="table-cell">
      <style:table-cell-properties style:vertical-align="middle" fo:background-color="#e6e6e6" fo:padding="0.0382in" fo:border-left="0.0007in solid #000000" fo:border-right="none" fo:border-top="0.0007in solid #000000" fo:border-bottom="none">
        <style:background-image/>
      </style:table-cell-properties>
    </style:style>
    <style:style style:name="Members.J1" style:family="table-cell">
      <style:table-cell-properties style:vertical-align="middle" fo:background-color="#e6e6e6" fo:padding="0.0382in" fo:border-left="0.0007in solid #000000" fo:border-right="0.0007in solid #000000" fo:border-top="0.0007in solid #000000" fo:border-bottom="none">
        <style:background-image/>
      </style:table-cell-properties>
    </style:style>
    <style:style style:name="Members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Members.J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style style:name="P2" style:family="paragraph" style:parent-style-name="Table_20_Contents">
      <style:paragraph-properties fo:text-align="center" style:justify-single-word="false"/>
      <style:text-properties style:font-name="Calibri" fo:font-size="10pt" fo:language="en" fo:country="US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Calibri" fo:font-size="10pt" fo:language="en" fo:country="US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text-properties style:font-name="Calibri" fo:font-size="9pt" fo:language="en" fo:country="US" fo:font-weight="bold" style:font-size-asian="9pt" style:font-weight-asian="bold" style:font-size-complex="9pt" style:font-weight-complex="bold"/>
    </style:style>
    <style:style style:name="P5" style:family="paragraph" style:parent-style-name="Table_20_Contents">
      <style:text-properties style:font-name="Calibri" fo:font-size="9pt" fo:language="en" fo:country="US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style:font-name="Calibri" fo:font-size="9pt" fo:language="en" fo:country="US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size="9pt" fo:language="en" fo:country="US" fo:font-weight="normal" style:font-size-asian="9pt" style:font-weight-asian="normal" style:font-size-complex="9pt" style:font-weight-complex="normal"/>
    </style:style>
    <style:style style:name="P8" style:family="paragraph" style:parent-style-name="Table_20_Contents">
      <style:text-properties style:font-name="Calibri" fo:font-size="9pt" fo:language="en" fo:country="US" style:font-size-asian="9pt" style:font-size-complex="9pt"/>
    </style:style>
    <style:style style:name="P9" style:family="paragraph" style:parent-style-name="Table_20_Contents">
      <style:paragraph-properties fo:text-align="start" style:justify-single-word="false"/>
      <style:text-properties style:font-name="Calibri" fo:font-size="10pt" fo:language="en" fo:country="US" fo:font-weight="bold" style:font-size-asian="10pt" style:font-weight-asian="bold" style:font-size-complex="1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Members" table:style-name="Members">
        <table:table-column table:style-name="Members.A"/>
        <table:table-column table:style-name="Members.B"/>
        <table:table-column table:style-name="Members.C"/>
        <table:table-column table:style-name="Members.D"/>
        <table:table-column table:style-name="Members.E"/>
        <table:table-column table:style-name="Members.F"/>
        <table:table-column table:style-name="Members.G"/>
        <table:table-column table:style-name="Members.H"/>
        <table:table-column table:style-name="Members.I"/>
        <table:table-column table:style-name="Members.J"/>
        <table:table-header-rows>
          <table:table-row>
            <table:table-cell table:style-name="Members.A1" office:value-type="string">
              <text:p text:style-name="P3">[a.caption1;block=tbs:row]</text:p>
            </table:table-cell>
            <table:table-cell table:style-name="Members.A1" office:value-type="string">
              <text:p text:style-name="P3">[a.caption3]</text:p>
            </table:table-cell>
            <table:table-cell table:style-name="Members.A1" office:value-type="string">
              <text:p text:style-name="P3">[a.caption4]</text:p>
            </table:table-cell>
            <table:table-cell table:style-name="Members.A1" office:value-type="string">
              <text:p text:style-name="P2"/>
            </table:table-cell>
            <table:table-cell table:style-name="Members.A1" office:value-type="string">
              <text:p text:style-name="P2">[a.caption5]</text:p>
            </table:table-cell>
            <table:table-cell table:style-name="Members.A1" office:value-type="string">
              <text:p text:style-name="P2">[a.caption6]</text:p>
            </table:table-cell>
            <table:table-cell table:style-name="Members.A1" office:value-type="string">
              <text:p text:style-name="P2"/>
            </table:table-cell>
            <table:table-cell table:style-name="Members.A1" office:value-type="string">
              <text:p text:style-name="P2">[a.caption7]</text:p>
            </table:table-cell>
            <table:table-cell table:style-name="Members.A1" office:value-type="string">
              <text:p text:style-name="P2"/>
            </table:table-cell>
            <table:table-cell table:style-name="Members.J1" office:value-type="string">
              <text:p text:style-name="P2">[a.caption8]</text:p>
            </table:table-cell>
          </table:table-row>
        </table:table-header-rows>
        <table:table-row>
          <table:table-cell table:style-name="Members.A2" office:value-type="string">
            <text:p text:style-name="P5">[b.OrderDate;block=tbs:row]</text:p>
          </table:table-cell>
          <table:table-cell table:style-name="Members.A2" office:value-type="string">
            <text:p text:style-name="P5">[b.SalesPerson]</text:p>
          </table:table-cell>
          <table:table-cell table:style-name="Members.A2" office:value-type="string">
            <text:p text:style-name="P4">[b.ItemCode]</text:p>
            <text:p text:style-name="P5">[b.Description]</text:p>
          </table:table-cell>
          <table:table-cell table:style-name="Members.A2" office:value-type="string">
            <text:p text:style-name="P7">[b.Currency]</text:p>
          </table:table-cell>
          <table:table-cell table:style-name="Members.A2" office:value-type="string">
            <text:p text:style-name="P6">[b.Price]</text:p>
          </table:table-cell>
          <table:table-cell table:style-name="Members.A2" office:value-type="string">
            <text:p text:style-name="P6">[b.Qty]</text:p>
          </table:table-cell>
          <table:table-cell table:style-name="Members.A2" office:value-type="string">
            <text:p text:style-name="P6">[b.Currency]</text:p>
          </table:table-cell>
          <table:table-cell table:style-name="Members.A2" office:value-type="string">
            <text:p text:style-name="P6">[b.Total]</text:p>
          </table:table-cell>
          <table:table-cell table:style-name="Members.A2" office:value-type="string">
            <text:p text:style-name="P6">[b.BaseCurrency]</text:p>
          </table:table-cell>
          <table:table-cell table:style-name="Members.J2" office:value-type="string">
            <text:p text:style-name="P6">[b.BaseTotal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page-layout style:name="Mpm1">
      <style:page-layout-properties fo:page-width="11in" fo:page-height="8.5in" style:num-format="1" style:print-orientation="landscape" fo:margin-top="0.1902in" fo:margin-bottom="0.1902in" fo:margin-left="0.1902in" fo:margin-right="0.1902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[onshow.companyName]</text:p>
        <text:p text:style-name="MP1">[onshow.Address]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3-15T16:00:54.32</meta:creation-date>
    <dc:date>2022-05-14T13:05:22.83</dc:date>
    <meta:editing-duration>PT8H28M49S</meta:editing-duration>
    <meta:editing-cycles>60</meta:editing-cycles>
    <meta:generator>OpenOffice/4.1.9$Win32 OpenOffice.org_project/419m1$Build-9805</meta:generator>
    <meta:document-statistic meta:table-count="1" meta:image-count="0" meta:object-count="0" meta:page-count="1" meta:paragraph-count="20" meta:word-count="20" meta:character-count="281"/>
  </office:meta>
</office:document-meta>
</file>